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56" table:default-cell-style-name="ce2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56"/>
        </table:table-row>
        <table:table-row table:style-name="ro1">
          <table:table-cell office:value-type="string" calcext:value-type="string">
            <text:p>Atmel ARM Microprocessor</text:p>
          </table:table-cell>
          <table:table-cell table:style-name="ce3" office:value-type="string" calcext:value-type="string">
            <text:p>ATSAMD21E18A-AFT</text:p>
          </table:table-cell>
          <table:table-cell office:value-type="string" calcext:value-type="string">
            <text:p>556-ATSAMD21E18A-AFT</text:p>
          </table:table-cell>
          <table:table-cell office:value-type="string" calcext:value-type="string">
            <text:p>TQFP-32</text:p>
          </table:table-cell>
          <table:table-cell office:value-type="string" calcext:value-type="string">
            <text:p>$4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a xlink:href="https://www.mouser.com/ProductDetail/Microchip-Technology-Atmel/ATSAMD21E18A-AFT?qs=9KdFJXLqUo%2Fx43XnpJTAog%3D%3D" xlink:type="simple">Mouser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ttery Charge Controller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579-MCP73831T-2ACIOT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$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<text:a xlink:href="https://www.mouser.com/ProductDetail/Microchip-Technology/MCP73831T-2ACI-OT?qs=sGAEpiMZZMsVgcksf1EMUm%2FVN%252BXSYao%2F" xlink:type="simple">Mouser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3.3v Voltage Regulator</text:p>
          </table:table-cell>
          <table:table-cell office:value-type="string" calcext:value-type="string">
            <text:p>XC6217A332MR-G</text:p>
          </table:table-cell>
          <table:table-cell office:value-type="string" calcext:value-type="string">
            <text:p>865-XC6217A332MR-G</text:p>
          </table:table-cell>
          <table:table-cell office:value-type="string" calcext:value-type="string">
            <text:p>SOT-25-5</text:p>
          </table:table-cell>
          <table:table-cell office:value-type="string" calcext:value-type="string">
            <text:p>$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<text:a xlink:href="https://www.mouser.com/ProductDetail/Torex-Semiconductor/XC6217A332MR-G?qs=AsjdqWjXhJ9cceDfQuqemQ%3D%3D" xlink:type="simple">Mouser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SB-C Male Plug</text:p>
          </table:table-cell>
          <table:table-cell office:value-type="string" calcext:value-type="string">
            <text:p>USB4155-03-C</text:p>
          </table:table-cell>
          <table:table-cell office:value-type="string" calcext:value-type="string">
            <text:p>640-USB4155-03C</text:p>
          </table:table-cell>
          <table:table-cell office:value-type="string" calcext:value-type="string">
            <text:p>N/A</text:p>
          </table:table-cell>
          <table:table-cell table:style-name="ce12" office:value-type="currency" office:currency="USD" office:value="1.67" calcext:value-type="currency">
            <text:p>$1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<text:a xlink:href="https://www.mouser.com/ProductDetail/GCT/USB4155-03-C?qs=TuK3vfAjtkW%2F2Iv0quEBsA%3D%3D" xlink:type="simple">Mouser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ASMB-MTB1-0B3A2</text:p>
          </table:table-cell>
          <table:table-cell office:value-type="string" calcext:value-type="string">
            <text:p>630-ASMB-MTB1-0B3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<text:a xlink:href="https://www.mouser.com/ProductDetail/Broadcom-Avago/ASMB-MTB1-0B3A2?qs=sGAEpiMZZMt82OzCyDsLFD%252B3tm%2Fp6nZNBqnRbhpFDw4%3D" xlink:type="simple">Mouser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FSM4JSMA</text:p>
          </table:table-cell>
          <table:table-cell office:value-type="string" calcext:value-type="string">
            <text:p>506-FSM4JSM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0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, B2, B3</text:p>
          </table:table-cell>
          <table:table-cell office:value-type="string" calcext:value-type="string">
            <text:p><text:a xlink:href="https://www.mouser.com/ProductDetail/TE-Connectivity-Alcoswitch/FSM4JSMA?qs=m79u5Uxj4kgc2NR7toYnuw%3D%3D" xlink:type="simple">Mouser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kΩ Resistor</text:p>
          </table:table-cell>
          <table:table-cell office:value-type="string" calcext:value-type="string">
            <text:p>ERJ-P6WF2001V </text:p>
          </table:table-cell>
          <table:table-cell office:value-type="string" calcext:value-type="string">
            <text:p>667-ERJ-P6WF2001V</text:p>
          </table:table-cell>
          <table:table-cell office:value-type="string" calcext:value-type="string">
            <text:p>0805</text:p>
          </table:table-cell>
          <table:table-cell table:style-name="ce12" office:value-type="currency" office:currency="USD" office:value="0.87" calcext:value-type="currency">
            <text:p>$0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mouser.com/ProductDetail/Panasonic/ERJ-P6WF2001V?qs=sGAEpiMZZMtG0KNrPCHnjRiw8kVKeiOjN8cwtefCX%252BuqLvX2uubiAA%3D%3D" xlink:type="simple">Mouser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470Ω Resistor</text:p>
          </table:table-cell>
          <table:table-cell table:style-name="ce3" office:value-type="string" calcext:value-type="string">
            <text:p>ERA-6VEB4700V</text:p>
          </table:table-cell>
          <table:table-cell office:value-type="string" calcext:value-type="string">
            <text:p>667-ERA-6VEB4700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<text:a xlink:href="https://www.mouser.com/ProductDetail/Panasonic/ERA-6VEB4700V?qs=sGAEpiMZZMtG0KNrPCHnjcm3Ue9w12BKMJW5iANsOuTL7f4n8Q74mQ%3D%3D" xlink:type="simple">Mouser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5.1kΩ Resistor</text:p>
          </table:table-cell>
          <table:table-cell office:value-type="string" calcext:value-type="string">
            <text:p>ERJ-P6WF5101V</text:p>
          </table:table-cell>
          <table:table-cell office:value-type="string" calcext:value-type="string">
            <text:p>667-ERJ-P6WF5101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<text:a xlink:href="https://www.mouser.com/ProductDetail/Panasonic/ERJ-P6WF5101V?qs=sGAEpiMZZMtG0KNrPCHnjRiw8kVKeiOjfTkzy6sGNnirE%252BQXR6GXhQ%3D%3D" xlink:type="simple">Mouser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4.7µ Capacitor</text:p>
          </table:table-cell>
          <table:table-cell office:value-type="string" calcext:value-type="string">
            <text:p>CL03A475MQ5C65C</text:p>
          </table:table-cell>
          <table:table-cell office:value-type="string" calcext:value-type="string">
            <text:p>187-CL03A475MQ5C65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Samsung-Electro-Mechanics/CL03A475MQ5C65C?qs=sGAEpiMZZMuMW9TJLBQkXnK2T9n4gY42cYfvJEEERh4%3D" xlink:type="simple">Mouser</text:a></text:p>
          </table:table-cell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1-11-02T12:37:41.138000000</dc:date>
    <meta:editing-duration>P1DT5H6M58S</meta:editing-duration>
    <meta:editing-cycles>11</meta:editing-cycles>
    <meta:generator>LibreOffice/7.0.0.3$Windows_X86_64 LibreOffice_project/8061b3e9204bef6b321a21033174034a5e2ea88e</meta:generator>
    <meta:document-statistic meta:table-count="1" meta:cell-count="88" meta:object-count="0"/>
  </office:meta>
</office:document-meta>
</file>